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00000120059AA51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45cm, -0.048cm, 35.361cm, 0.87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4cm" svg:height="17cm" svg:x="2.9cm" svg:y="4.1cm">
          <draw:image xlink:href="Pictures/1000000000000A200000120059AA515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9T01:50:24.578204477</dc:date>
    <meta:generator>LibreOffice/4.2.8.2$Linux_X86_64 LibreOffice_project/420m0$Build-2</meta:generator>
    <meta:document-statistic meta:object-count="1"/>
  </office:meta>
</office:document-meta>
</file>